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font-weight="bold" style:font-weight-asian="bold" style:font-weight-complex="bold"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IT Book 3 – Programming</text:p>
      <text:p text:style-name="P2"/>
      <text:p text:style-name="P3">Fill in the blanks with the following words:</text:p>
      <text:p text:style-name="P4">HTML and XML, user-friendly, knowledgeable, interactive, scripts, GUI</text:p>
      <text:p text:style-name="P5"/>
      <text:p text:style-name="Standard"><text:span text:style-name="T6">First of all, Web developers build 1) … websites. They are well versed in 2) … such as PHP and Java. They also have the ability to create 3) … for webpages. They can handle the text portions of the website thanks to 4)<text:s/></text:span><text:span text:style-name="T7">…<text:s/></text:span><text:span text:style-name="T8">. <text:s/></text:span></text:p>
      <text:p text:style-name="P9">Secondly, programmers are 5) … in C programming and C++. They also use the editor. They 6) … codes.</text:p>
      <text:p text:style-name="P10">Finally, Visual Basic experts work on the 7) … component of software. Programs are 8) … . Payment will be on the 9) … .</text:p>
      <text:p text:style-name="P11"/>
      <text:p text:style-name="P12">1)<text:tab/>interactive<text:tab/><text:tab/><text:tab/><text:tab/><text:tab/><text:tab/><text:tab/>2)<text:s/>languages</text:p>
      <text:p text:style-name="P13"/>
      <text:p text:style-name="P14">3)<text:tab/>scripts<text:tab/><text:tab/><text:tab/><text:tab/><text:tab/><text:tab/><text:tab/><text:tab/>4)<text:s/>html and xml</text:p>
      <text:p text:style-name="P15"/>
      <text:p text:style-name="P16">5)<text:tab/>knowledgeable<text:tab/><text:tab/><text:tab/><text:tab/><text:tab/><text:tab/>6)<text:s/>decipher</text:p>
      <text:p text:style-name="P17"/>
      <text:p text:style-name="P18">7)<text:tab/>GUI<text:tab/><text:tab/><text:tab/><text:tab/><text:tab/><text:tab/><text:tab/><text:tab/>8)<text:s/>user-friendly</text:p>
      <text:p text:style-name="P19"/>
      <text:p text:style-name="Standard"><text:span text:style-name="T20">9)</text:span><text:span text:style-name="T21"><text:tab/>back e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Vial</dc:creator>
    <meta:creation-date>2024-01-11T11:26:00Z</meta:creation-date>
    <dc:date>2024-01-22T09:12:00Z</dc:date>
    <meta:template xlink:href="Normal.dotm" xlink:type="simple"/>
    <meta:editing-cycles>8</meta:editing-cycles>
    <meta:editing-duration>PT5340S</meta:editing-duration>
    <meta:document-statistic meta:page-count="1" meta:paragraph-count="1" meta:word-count="113" meta:character-count="735" meta:row-count="5" meta:non-whitespace-character-count="623"/>
  </office:meta>
</office:document-meta>
</file>